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1.016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objectwithoutfill">
      <style:graphic-properties svg:stroke-width="0.102cm" svg:stroke-color="#008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008000" draw:marker-start-width="0.352cm" draw:marker-end="Arrow" draw:marker-end-width="0.452cm" draw:fill="solid" draw:fill-color="#008000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02cm" svg:stroke-color="#8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svg:stroke-color="#0000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svg:stroke-color="#00008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99cm" svg:height="2.413cm" svg:x="8.112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699cm" svg:height="2.413cm" svg:x="15.605cm" svg:y="11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699cm" svg:height="2.413cm" svg:x="1.381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699cm" svg:height="2.413cm" svg:x="8.493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699cm" svg:height="2.413cm" svg:x="8.366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159cm" svg:height="1.27cm" svg:x="9.509cm" svg:y="12.557cm">
          <draw:text-box>
            <text:p>Break</text:p>
          </draw:text-box>
        </draw:frame>
        <draw:frame draw:style-name="gr3" draw:layer="layout" svg:width="1.651cm" svg:height="1.266cm" svg:x="9.763cm" svg:y="5.068cm">
          <draw:text-box>
            <text:p>Up</text:p>
          </draw:text-box>
        </draw:frame>
        <draw:frame draw:style-name="gr4" draw:layer="layout" svg:width="2.794cm" svg:height="1.016cm" svg:x="9.763cm" svg:y="20.812cm">
          <draw:text-box>
            <text:p>Down</text:p>
          </draw:text-box>
        </draw:frame>
        <draw:frame draw:style-name="gr2" draw:layer="layout" svg:width="2.159cm" svg:height="1.27cm" svg:x="16.875cm" svg:y="12.684cm">
          <draw:text-box>
            <text:p>Right</text:p>
          </draw:text-box>
        </draw:frame>
        <draw:frame draw:style-name="gr5" draw:layer="layout" svg:width="1.905cm" svg:height="0.962cm" svg:x="2.778cm" svg:y="12.357cm">
          <draw:text-box>
            <text:p>Left</text:p>
          </draw:text-box>
        </draw:frame>
        <draw:line draw:style-name="gr6" draw:text-style-name="P1" draw:layer="layout" svg:x1="8.239cm" svg:y1="13.192cm" svg:x2="5.953cm" svg:y2="13.192cm">
          <text:p/>
        </draw:line>
        <draw:line draw:style-name="gr6" draw:text-style-name="P1" draw:layer="layout" svg:x1="13.319cm" svg:y1="13.192cm" svg:x2="15.732cm" svg:y2="13.192cm">
          <text:p/>
        </draw:line>
        <draw:line draw:style-name="gr7" draw:text-style-name="P1" draw:layer="layout" svg:x1="11.033cm" svg:y1="11.795cm" svg:x2="11.033cm" svg:y2="6.969cm">
          <text:p/>
        </draw:line>
        <draw:line draw:style-name="gr6" draw:text-style-name="P1" draw:layer="layout" svg:x1="11.16cm" svg:y1="14.335cm" svg:x2="11.16cm" svg:y2="20.304cm">
          <text:p/>
        </draw:line>
        <draw:line draw:style-name="gr8" draw:text-style-name="P1" draw:layer="layout" svg:x1="5.953cm" svg:y1="12.303cm" svg:x2="9.128cm" svg:y2="12.303cm">
          <text:p/>
        </draw:line>
        <draw:line draw:style-name="gr8" draw:text-style-name="P1" draw:layer="layout" svg:x1="16.24cm" svg:y1="12.43cm" svg:x2="12.557cm" svg:y2="12.43cm">
          <text:p/>
        </draw:line>
        <draw:line draw:style-name="gr8" draw:text-style-name="P1" draw:layer="layout" svg:x1="10.398cm" svg:y1="20.05cm" svg:x2="10.398cm" svg:y2="14.081cm">
          <text:p/>
        </draw:line>
        <draw:line draw:style-name="gr8" draw:text-style-name="P1" draw:layer="layout" svg:x1="10.398cm" svg:y1="7.096cm" svg:x2="10.398cm" svg:y2="11.922cm">
          <text:p/>
        </draw:line>
        <draw:line draw:style-name="gr9" draw:text-style-name="P1" draw:layer="layout" svg:x1="2.778cm" svg:y1="11.541cm" svg:x2="7.985cm" svg:y2="5.953cm">
          <text:p/>
        </draw:line>
        <draw:line draw:style-name="gr10" draw:text-style-name="P1" draw:layer="layout" svg:x1="8.874cm" svg:y1="6.715cm" svg:x2="4.556cm" svg:y2="11.795cm">
          <text:p/>
        </draw:line>
        <draw:line draw:style-name="gr10" draw:text-style-name="P1" draw:layer="layout" svg:x1="12.557cm" svg:y1="6.461cm" svg:x2="17.383cm" svg:y2="12.049cm">
          <text:p/>
        </draw:line>
        <draw:line draw:style-name="gr10" draw:text-style-name="P1" draw:layer="layout" svg:x1="19.288cm" svg:y1="12.176cm" svg:x2="12.938cm" svg:y2="5.191cm">
          <text:p/>
        </draw:line>
        <draw:line draw:style-name="gr10" draw:text-style-name="P1" draw:layer="layout" svg:x1="5.064cm" svg:y1="13.827cm" svg:x2="9.636cm" svg:y2="20.05cm">
          <text:p/>
        </draw:line>
        <draw:line draw:style-name="gr10" draw:text-style-name="P1" draw:layer="layout" svg:x1="8.747cm" svg:y1="20.685cm" svg:x2="3.794cm" svg:y2="14.208cm">
          <text:p/>
        </draw:line>
        <draw:line draw:style-name="gr10" draw:text-style-name="P1" draw:layer="layout" svg:x1="12.557cm" svg:y1="20.177cm" svg:x2="16.621cm" svg:y2="14.208cm">
          <text:p/>
        </draw:line>
        <draw:line draw:style-name="gr10" draw:text-style-name="P1" draw:layer="layout" svg:x1="18.018cm" svg:y1="14.208cm" svg:x2="13.319cm" svg:y2="21.193cm">
          <text:p/>
        </draw:line>
        <draw:line draw:style-name="gr10" draw:text-style-name="P1" draw:layer="layout" svg:x1="9.509cm" svg:y1="7.223cm" svg:x2="9.636cm" svg:y2="20.05cm">
          <text:p/>
        </draw:line>
        <draw:line draw:style-name="gr10" draw:text-style-name="P1" draw:layer="layout" svg:x1="12.176cm" svg:y1="20.05cm" svg:x2="12.049cm" svg:y2="6.842cm">
          <text:p/>
        </draw:line>
        <draw:line draw:style-name="gr10" draw:text-style-name="P1" draw:layer="layout" svg:x1="5.699cm" svg:y1="11.668cm" svg:x2="16.748cm" svg:y2="11.795cm">
          <text:p/>
        </draw:line>
        <draw:line draw:style-name="gr10" draw:text-style-name="P1" draw:layer="layout" svg:x1="15.732cm" svg:y1="13.954cm" svg:x2="5.445cm" svg:y2="13.954cm">
          <text:p/>
        </draw:line>
        <draw:path draw:style-name="gr11" draw:text-style-name="P1" draw:layer="layout" svg:width="3.624cm" svg:height="4.718cm" draw:transform="rotate (-1.89176237623665) translate (13.6737492737395cm 22.2396321222803cm)" svg:viewBox="0 0 3625 4719" svg:d="m1113 4652c486 211 894-121 1283-334 471-257 919-644 1089-1197 145-470 218-1001 15-1493-183-442-358-918-808-1172-462-261-988-561-1534-420-446 116-915 322-1144 753l-14-42">
          <text:p/>
        </draw:path>
        <draw:path draw:style-name="gr11" draw:text-style-name="P1" draw:layer="layout" svg:width="2.285cm" svg:height="2.722cm" draw:transform="rotate (1.45787352419086) translate (9.172cm 4.41cm)" svg:viewBox="0 0 2286 2723" svg:d="m0 0c469 4 943-4 1398 197 454 200 820 587 879 1099 54 467-146 1033-674 1097-439 53-866 185-1300 280l-39 50">
          <text:p/>
        </draw:path>
        <draw:path draw:style-name="gr11" draw:text-style-name="P1" draw:layer="layout" svg:width="2.073cm" svg:height="2.43cm" draw:transform="rotate (-1.5707963267949) translate (19.491cm 14.199cm)" svg:viewBox="0 0 2074 2431" svg:d="m0 2425c444 23 893-18 1323-132 487-129 723-652 750-1147 33-610-578-755-970-926l-441-88-441-88-221-44">
          <text:p/>
        </draw:path>
        <draw:path draw:style-name="gr11" draw:text-style-name="P1" draw:layer="layout" svg:width="2.898cm" svg:height="2.866cm" draw:transform="rotate (-1.35263017029561) translate (4.47602359818934cm 13.0590042781634cm)" svg:viewBox="0 0 2899 2867" svg:d="m0 2823c450 75 881 33 1349 28 498-7 1157-114 1363-647 167-430 324-974-6-1401-284-370-676-765-1186-760l-397-43">
          <text:p/>
        </draw:path>
        <draw:path draw:style-name="gr11" draw:text-style-name="P1" draw:layer="layout" svg:width="3.419cm" svg:height="3.424cm" draw:transform="rotate (2.29615516392374) translate (8.85118375936403cm 13.7203428196325cm)" svg:viewBox="0 0 3420 3425" svg:d="m996 15c540-80 1070 166 1407 541 317 352 666 591 877 1072 194 445 247 1062-237 1264-460 192-872 609-1406 521-548-91-1116 31-1637-214v0">
          <text:p/>
        </draw:path>
        <draw:frame draw:style-name="gr5" draw:layer="layout" svg:width="1.27cm" svg:height="0.962cm" svg:x="10.271cm" svg:y="25.384cm">
          <draw:text-box>
            <text:p>D</text:p>
          </draw:text-box>
        </draw:frame>
        <draw:frame draw:style-name="gr5" draw:layer="layout" svg:width="1.27cm" svg:height="0.962cm" svg:x="10.906cm" svg:y="17.437cm">
          <draw:text-box>
            <text:p>D</text:p>
          </draw:text-box>
        </draw:frame>
        <draw:frame draw:style-name="gr5" draw:layer="layout" svg:width="1.016cm" svg:height="0.962cm" svg:x="6.842cm" svg:y="16.748cm">
          <draw:text-box>
            <text:p>D</text:p>
          </draw:text-box>
        </draw:frame>
        <draw:frame draw:style-name="gr5" draw:layer="layout" svg:width="1.27cm" svg:height="0.962cm" svg:x="15.732cm" svg:y="17.183cm">
          <draw:text-box>
            <text:p>D</text:p>
          </draw:text-box>
        </draw:frame>
        <draw:frame draw:style-name="gr5" draw:layer="layout" svg:width="1.27cm" svg:height="0.962cm" svg:x="8.62cm" svg:y="15.986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e [l3]</meta:initial-creator>
    <meta:creation-date>2015-03-27T16:33:56</meta:creation-date>
    <dc:date>2015-03-27T17:16:40</dc:date>
    <dc:creator>Maxime [l3]</dc:creator>
    <meta:editing-duration>PT27M34S</meta:editing-duration>
    <meta:editing-cycles>6</meta:editing-cycles>
    <meta:generator>LibreOffice/4.0.4.2$Linux_x86 LibreOffice_project/400m0$Build-2</meta:generator>
    <meta:document-statistic meta:object-count="40"/>
  </office:meta>
</office:document-meta>
</file>